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8">
      <style:text-properties fo:font-size="10.5pt" style:font-size-asian="10.5pt" style:font-size-complex="10.5pt"/>
    </style:style>
    <style:style style:name="P31" style:family="paragraph" style:parent-style-name="Standard" style:list-style-name="L9">
      <style:text-properties fo:font-size="10.5pt" style:font-size-asian="10.5pt" style:font-size-complex="10.5pt"/>
    </style:style>
    <style:style style:name="P32" style:family="paragraph" style:parent-style-name="Standard" style:list-style-name="L11">
      <style:text-properties fo:font-size="10.5pt" style:font-size-asian="10.5pt" style:font-size-complex="10.5pt"/>
    </style:style>
    <style:style style:name="P33" style:family="paragraph" style:parent-style-name="Standard" style:list-style-name="L5">
      <style:text-properties fo:font-size="10.5pt" style:font-size-asian="10.5pt" style:font-size-complex="10.5pt"/>
    </style:style>
    <style:style style:name="P34" style:family="paragraph" style:parent-style-name="Standard" style:list-style-name="L10"/>
    <style:style style:name="P35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1923596126461533015" text:style-name="L1">
        <text:list-item>
          <text:p text:style-name="P20">Proven ability to jump into new projects and learn new technologies quickly.</text:p>
        </text:list-item>
        <text:list-item>
          <text:p text:style-name="P20">Proven ability to quickly create prototypes (proof of concept prototyping).</text:p>
        </text:list-item>
        <text:list-item>
          <text:p text:style-name="P20">Proven track record of initiating and delivering successful projects and SaaS products.</text:p>
        </text:list-item>
        <text:list-item>
          <text:p text:style-name="P20">I use LAMP/LEMP stack, AngularJS(beginner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7660923769239544663" text:style-name="L2">
        <text:list-item>
          <text:p text:style-name="P21">Developed and launched content distribution API platform that lets anyone publish their content to Apple News, Facebook Instant Articles, Medium and other content platforms.</text:p>
        </text:list-item>
        <text:list-item>
          <text:p text:style-name="P21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p text:style-name="P8"/>
      <text:list xml:id="list454079039477726685" text:style-name="L3">
        <text:list-item>
          <text:p text:style-name="P22">Integrated third-party systems (Built better integration with Click &amp; Pledge in Drupal 8).</text:p>
        </text:list-item>
        <text:list-item>
          <text:p text:style-name="P22">Implemented Greenhouse Job Board API for Pinterest's Careers website.</text:p>
        </text:list-item>
        <text:list-item>
          <text:p text:style-name="P22">Integrated SSO (SimpleSAMLphp with ADFS and PingOne, OAuth2) for both D7 and D8.</text:p>
        </text:list-item>
        <text:list-item>
          <text:p text:style-name="P22">Performed database migrations (Bricolage to Drupal, MsSQL to Drupal using Migrate module).</text:p>
        </text:list-item>
        <text:list-item>
          <text:p text:style-name="P22">One of the principal developer of the Apple News Drupal 7 module and Apple News PHP library.</text:p>
        </text:list-item>
        <text:list-item>
          <text:p text:style-name="P22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2147852946007812461" text:style-name="L4">
        <text:list-item>
          <text:p text:style-name="P28">Collaborated with client's developers to solve various project related problems.</text:p>
        </text:list-item>
        <text:list-item>
          <text:p text:style-name="P29">Performed internal semi-weekly code reviews of other developers to improve their code.</text:p>
        </text:list-item>
        <text:list-item>
          <text:p text:style-name="P29">Participated in internal kick-off project meetings and provided estimates.</text:p>
        </text:list-item>
        <text:list-item>
          <text:p text:style-name="P29">Presented project overviews, technical details to coworkers to enhance their skills.</text:p>
        </text:list-item>
        <text:list-item>
          <text:p text:style-name="P29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3982458749796246745" text:style-name="L5">
        <text:list-item>
          <text:p text:style-name="P26">Implemented <text:span text:style-name="T15">AMP</text:span> and <text:span text:style-name="T15">Apple News</text:span> in <text:span text:style-name="T15">Wordpress</text:span>.</text:p>
        </text:list-item>
        <text:list-item>
          <text:p text:style-name="P26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6">Developed registration page for <text:span text:style-name="T15">Williams-Sonoma, Inc.</text:span>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8752890004904075936" text:style-name="L6">
        <text:list-item>
          <text:p text:style-name="P35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5280258723047463579" text:style-name="L7">
        <text:list-item>
          <text:p text:style-name="P27">I am building a new startup and learning iOS and Android development to solve paper usage problem for both people and companies.</text:p>
        </text:list-item>
        <text:list-item>
          <text:p text:style-name="P27">When time permits I am preparing myself to become a pilot.</text:p>
        </text:list-item>
        <text:list-item>
          <text:p text:style-name="P27">Built several successful open source projects: Wordpress (<text:span text:style-name="T16">3</text:span><text:span text:style-name="T14">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3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7679847550196147420" text:style-name="L8">
        <text:list-item>
          <text:p text:style-name="P30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0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8113109790370986859" text:style-name="L9">
        <text:list-item>
          <text:p text:style-name="P31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1"><text:span text:style-name="T6">Migrated over </text:span><text:span text:style-name="T8">70</text:span><text:span text:style-name="T6"> websites from .NET system to Drupal 7. And </text:span><text:span text:style-name="T8">1</text:span><text:span text:style-name="T6"> from PostgreSQL to Drupal</text:span></text:p>
        </text:list-item>
        <text:list-item>
          <text:p text:style-name="P31"><text:span text:style-name="T6">Wrote about </text:span><text:span text:style-name="T8">18</text:span><text:span text:style-name="T6"> blog posts on a company website, including blog posts about Drupal 8.</text:span></text:p>
        </text:list-item>
        <text:list-item>
          <text:p text:style-name="P31"><text:span text:style-name="T6">Over than </text:span><text:span text:style-name="T8">95%</text:span><text:span text:style-name="T6"> of all projects launched on time.</text:span></text:p>
        </text:list-item>
        <text:list-item>
          <text:p text:style-name="P31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7026473072655387263" text:style-name="L10">
        <text:list-item>
          <text:p text:style-name="P34"/>
        </text:list-item>
      </text:list>
      <text:p text:style-name="P10"/>
      <text:p text:style-name="P3">Urban Insight, Inc.</text:p>
      <text:list xml:id="list3467319402068560154" text:style-name="L11">
        <text:list-item>
          <text:p text:style-name="P32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2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2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2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2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2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2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4">Over than <text:span text:style-name="T14">95%</text:span> of all projects launched on time.</text:p>
        </text:list-item>
      </text:list>
      <text:p text:style-name="P10"/>
      <text:p text:style-name="P3">Freelance</text:p>
      <text:list xml:id="list774617668" text:continue-list="list3982458749796246745" text:style-name="L5">
        <text:list-item>
          <text:p text:style-name="P33"><text:span text:style-name="T6">I maintained around </text:span><text:span text:style-name="T8">10</text:span><text:span text:style-name="T6"> sites on my spare time. </text:span></text:p>
        </text:list-item>
        <text:list-item>
          <text:p text:style-name="P33"><text:span text:style-name="T8">5</text:span><text:span text:style-name="T6"> of them nationally recognized companies. </text:span></text:p>
        </text:list-item>
        <text:list-item>
          <text:p text:style-name="P33"><text:span text:style-name="T8">100%</text:span><text:span text:style-name="T6"> of all projects delivered on time.</text:span></text:p>
        </text:list-item>
        <text:list-item>
          <text:p text:style-name="P25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9-03T13:41:07</dc:date>
    <meta:editing-cycles>78</meta:editing-cycles>
    <meta:editing-duration>PT14H51M33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81" meta:character-count="4145"/>
  </office:meta>
</office:document-meta>
</file>